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9cm" fo:min-width="3.759cm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756cm" fo:min-width="4.681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7cm" fo:min-width="4.681cm" loext:decorative="false"/>
      <style:paragraph-properties style:writing-mode="lr-tb"/>
    </style:style>
    <style:style style:name="gr12" style:family="graphic" style:parent-style-name="standard">
      <style:graphic-properties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pp navigation" draw:style-name="dp1" draw:master-page-name="Default">
        <draw:custom-shape draw:style-name="gr1" draw:text-style-name="P1" xml:id="id1" draw:id="id1" draw:layer="layout" svg:width="4.445cm" svg:height="1.905cm" svg:x="0.635cm" svg:y="0.635cm">
          <text:p text:style-name="P1">hom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" draw:text-style-name="P1" xml:id="id2" draw:id="id2" draw:layer="layout" svg:width="4.445cm" svg:height="1.905cm" svg:x="0.635cm" svg:y="9.6cm">
          <text:p text:style-name="P1">search</text:p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" draw:text-style-name="P1" xml:id="id3" draw:id="id3" draw:layer="layout" svg:width="4.445cm" svg:height="1.905cm" svg:x="12.7cm" svg:y="9.6cm">
          <text:p text:style-name="P1">details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" draw:text-style-name="P1" xml:id="id4" draw:id="id4" draw:layer="layout" svg:width="4.445cm" svg:height="1.905cm" svg:x="12.7cm" svg:y="18.415cm">
          <text:p text:style-name="P1">edit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" draw:text-style-name="P1" xml:id="id6" draw:id="id6" draw:layer="layout" svg:width="4.445cm" svg:height="1.905cm" svg:x="24.765cm" svg:y="8.889cm">
          <text:p text:style-name="P1">confirmation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" draw:text-style-name="P1" xml:id="id5" draw:id="id5" draw:layer="layout" svg:width="4.445cm" svg:height="1.905cm" svg:x="12.7cm" svg:y="0.635cm">
          <text:p text:style-name="P1">group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2" draw:text-style-name="P2" draw:layer="layout" svg:x1="2.857cm" svg:y1="2.54cm" svg:x2="2.857cm" svg:y2="9.6cm" draw:start-shape="id1" draw:start-glue-point="2" draw:end-shape="id2" draw:end-glue-point="0" svg:d="M2857 2540v7060" svg:viewBox="0 0 1 7061">
          <text:p/>
        </draw:connector>
        <draw:connector draw:style-name="gr3" draw:text-style-name="P2" draw:layer="layout" svg:x1="5.08cm" svg:y1="10.553cm" svg:x2="12.7cm" svg:y2="10.553cm" draw:start-shape="id2" draw:start-glue-point="7" draw:end-shape="id3" draw:end-glue-point="5" svg:d="M5080 10553h7620" svg:viewBox="0 0 7621 1">
          <text:p/>
        </draw:connector>
        <draw:connector draw:style-name="gr4" draw:text-style-name="P2" draw:layer="layout" svg:x1="14.922cm" svg:y1="11.505cm" svg:x2="14.922cm" svg:y2="18.415cm" draw:start-shape="id3" draw:start-glue-point="2" draw:end-shape="id4" draw:end-glue-point="0" svg:d="M14922 11505v6910" svg:viewBox="0 0 1 6911">
          <text:p/>
        </draw:connector>
        <draw:connector draw:style-name="gr5" draw:text-style-name="P2" draw:layer="layout" svg:x1="14.922cm" svg:y1="9.6cm" svg:x2="14.922cm" svg:y2="2.54cm" draw:start-shape="id3" draw:start-glue-point="0" draw:end-shape="id5" draw:end-glue-point="2" svg:d="M14922 9600v-7060" svg:viewBox="0 0 1 7061">
          <text:p/>
        </draw:connector>
        <draw:connector draw:style-name="gr6" draw:text-style-name="P2" draw:layer="layout" svg:x1="17.145cm" svg:y1="19.368cm" svg:x2="26.987cm" svg:y2="10.794cm" draw:start-shape="id4" draw:start-glue-point="7" draw:end-shape="id6" draw:end-glue-point="2" svg:d="M17145 19368h9842v-8574" svg:viewBox="0 0 9843 8575">
          <text:p/>
        </draw:connector>
        <draw:connector draw:style-name="gr7" draw:text-style-name="P2" draw:layer="layout" svg:x1="17.145cm" svg:y1="1.588cm" svg:x2="26.987cm" svg:y2="8.889cm" draw:start-shape="id5" draw:start-glue-point="7" draw:end-shape="id6" draw:end-glue-point="0" svg:d="M17145 1588h9842v7301" svg:viewBox="0 0 9843 7302">
          <text:p/>
        </draw:connector>
        <draw:connector draw:style-name="gr8" draw:text-style-name="P2" draw:layer="layout" svg:x1="2.857cm" svg:y1="11.505cm" svg:x2="12.7cm" svg:y2="19.368cm" draw:start-shape="id2" draw:start-glue-point="2" draw:end-shape="id4" draw:end-glue-point="5" svg:d="M2857 11505v7863h9843" svg:viewBox="0 0 9844 7864">
          <text:p/>
        </draw:connector>
        <draw:connector draw:style-name="gr9" draw:text-style-name="P2" draw:layer="layout" svg:x1="17.145cm" svg:y1="10.553cm" svg:x2="12.7cm" svg:y2="10.553cm" draw:start-shape="id3" draw:start-glue-point="7" draw:end-shape="id3" draw:end-glue-point="5" svg:d="M17145 10553h501v-1455h-5448v1455h502" svg:viewBox="0 0 5449 1456">
          <text:p/>
        </draw:connector>
      </draw:page>
      <draw:page draw:name="database" draw:style-name="dp1" draw:master-page-name="Default">
        <draw:custom-shape draw:style-name="gr10" draw:text-style-name="P1" xml:id="id7" draw:id="id7" draw:layer="layout" svg:width="5.397cm" svg:height="2.222cm" svg:x="12.065cm" svg:y="9.208cm">
          <text:p text:style-name="P1">morphem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0" draw:text-style-name="P1" xml:id="id8" draw:id="id8" draw:layer="layout" svg:width="5.397cm" svg:height="2.222cm" svg:x="12.065cm" svg:y="18.097cm">
          <text:p text:style-name="P1">word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0" draw:text-style-name="P1" xml:id="id10" draw:id="id10" draw:layer="layout" svg:width="5.397cm" svg:height="2.222cm" svg:x="12.065cm" svg:y="0.635cm">
          <text:p text:style-name="P1">character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1" draw:text-style-name="P1" xml:id="id9" draw:id="id9" draw:layer="layout" svg:width="5.397cm" svg:height="2.223cm" svg:x="0.635cm" svg:y="9.207cm">
          <text:p text:style-name="P1">group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0" draw:text-style-name="P1" xml:id="id11" draw:id="id11" draw:layer="layout" svg:width="5.397cm" svg:height="2.222cm" svg:x="23.495cm" svg:y="9.208cm">
          <text:p text:style-name="P1">tentative</text:p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12" draw:text-style-name="P1" draw:layer="layout" svg:x1="14.763cm" svg:y1="11.43cm" svg:x2="14.763cm" svg:y2="18.097cm" draw:start-shape="id7" draw:start-glue-point="2" draw:end-shape="id8" draw:end-glue-point="0" svg:d="M14763 11430v6667" svg:viewBox="0 0 1 6668">
          <text:p/>
        </draw:connector>
        <draw:connector draw:style-name="gr12" draw:text-style-name="P1" draw:layer="layout" svg:x1="6.032cm" svg:y1="10.319cm" svg:x2="12.065cm" svg:y2="1.746cm" draw:start-shape="id9" draw:start-glue-point="7" draw:end-shape="id10" draw:end-glue-point="5" svg:d="M6032 10319h3016v-8573h3017" svg:viewBox="0 0 6034 8574">
          <text:p/>
        </draw:connector>
        <draw:connector draw:style-name="gr12" draw:text-style-name="P1" draw:layer="layout" svg:x1="6.032cm" svg:y1="10.319cm" svg:x2="12.065cm" svg:y2="19.208cm" draw:start-shape="id9" draw:start-glue-point="7" draw:end-shape="id8" draw:end-glue-point="5" svg:d="M6032 10319h3016v8889h3017" svg:viewBox="0 0 6034 8890">
          <text:p/>
        </draw:connector>
        <draw:connector draw:style-name="gr12" draw:text-style-name="P1" draw:layer="layout" svg:x1="6.032cm" svg:y1="10.319cm" svg:x2="12.065cm" svg:y2="10.319cm" draw:start-shape="id9" draw:start-glue-point="7" draw:end-shape="id7" draw:end-glue-point="5" svg:d="M6032 10319h6033" svg:viewBox="0 0 6034 1">
          <text:p/>
        </draw:connector>
        <draw:connector draw:style-name="gr12" draw:text-style-name="P1" draw:layer="layout" svg:x1="14.763cm" svg:y1="9.208cm" svg:x2="14.763cm" svg:y2="2.857cm" draw:start-shape="id7" draw:start-glue-point="0" draw:end-shape="id10" draw:end-glue-point="2" svg:d="M14763 9208v-6351" svg:viewBox="0 0 1 6352">
          <text:p/>
        </draw:connector>
        <draw:connector draw:style-name="gr12" draw:text-style-name="P1" draw:layer="layout" svg:x1="17.462cm" svg:y1="10.319cm" svg:x2="23.495cm" svg:y2="10.319cm" draw:start-shape="id7" draw:start-glue-point="7" draw:end-shape="id11" draw:end-glue-point="5" svg:d="M17462 10319h6033" svg:viewBox="0 0 6034 1">
          <text:p/>
        </draw:connector>
        <draw:frame draw:style-name="gr13" draw:text-style-name="P3" draw:layer="layout" svg:width="0.855cm" svg:height="0.962cm" svg:x="5.932cm" svg:y="10.268cm">
          <draw:text-box>
            <text:p>1</text:p>
          </draw:text-box>
        </draw:frame>
        <draw:frame draw:style-name="gr14" draw:text-style-name="P3" draw:layer="layout" svg:width="0.952cm" svg:height="0.962cm" svg:x="11.513cm" svg:y="1.595cm">
          <draw:text-box>
            <text:p>*</text:p>
          </draw:text-box>
        </draw:frame>
        <draw:frame draw:style-name="gr13" draw:text-style-name="P3" draw:layer="layout" svg:width="0.749cm" svg:height="0.962cm" svg:x="11.53cm" svg:y="10.195cm">
          <draw:text-box>
            <text:p>*</text:p>
          </draw:text-box>
        </draw:frame>
        <draw:frame draw:style-name="gr13" draw:text-style-name="P3" draw:layer="layout" svg:width="0.749cm" svg:height="0.962cm" svg:x="11.565cm" svg:y="19.085cm">
          <draw:text-box>
            <text:p>*</text:p>
          </draw:text-box>
        </draw:frame>
        <draw:connector draw:style-name="gr12" draw:text-style-name="P1" draw:layer="layout" svg:x1="17.462cm" svg:y1="1.746cm" svg:x2="26.193cm" svg:y2="9.208cm" draw:start-shape="id10" draw:start-glue-point="7" draw:end-shape="id11" draw:end-glue-point="0" svg:d="M17462 1746h8731v7462" svg:viewBox="0 0 8732 7463">
          <text:p/>
        </draw:connector>
        <draw:frame draw:style-name="gr13" draw:text-style-name="P3" draw:layer="layout" svg:width="0.749cm" svg:height="0.962cm" svg:x="14.605cm" svg:y="8.563cm">
          <draw:text-box>
            <text:p>*</text:p>
          </draw:text-box>
        </draw:frame>
        <draw:frame draw:style-name="gr13" draw:text-style-name="P3" draw:layer="layout" svg:width="0.855cm" svg:height="0.962cm" svg:x="14.605cm" svg:y="2.848cm">
          <draw:text-box>
            <text:p>1</text:p>
          </draw:text-box>
        </draw:frame>
        <draw:frame draw:style-name="gr13" draw:text-style-name="P3" draw:layer="layout" svg:width="0.749cm" svg:height="0.962cm" svg:x="14.64cm" svg:y="11.347cm">
          <draw:text-box>
            <text:p>*</text:p>
          </draw:text-box>
        </draw:frame>
        <draw:frame draw:style-name="gr13" draw:text-style-name="P3" draw:layer="layout" svg:width="0.855cm" svg:height="0.962cm" svg:x="14.675cm" svg:y="17.28cm">
          <draw:text-box>
            <text:p>1</text:p>
          </draw:text-box>
        </draw:frame>
        <draw:frame draw:style-name="gr13" draw:text-style-name="P3" draw:layer="layout" svg:width="0.855cm" svg:height="0.962cm" svg:x="17.28cm" svg:y="10.26cm">
          <draw:text-box>
            <text:p>1</text:p>
          </draw:text-box>
        </draw:frame>
        <draw:frame draw:style-name="gr13" draw:text-style-name="P3" draw:layer="layout" svg:width="0.855cm" svg:height="0.962cm" svg:x="22.795cm" svg:y="10.242cm">
          <draw:text-box>
            <text:p>1</text:p>
          </draw:text-box>
        </draw:frame>
        <draw:frame draw:style-name="gr13" draw:text-style-name="P3" draw:layer="layout" svg:width="0.855cm" svg:height="0.962cm" svg:x="26.17cm" svg:y="8.372cm">
          <draw:text-box>
            <text:p>1</text:p>
          </draw:text-box>
        </draw:frame>
        <draw:frame draw:style-name="gr13" draw:text-style-name="P3" draw:layer="layout" svg:width="0.749cm" svg:height="0.962cm" svg:x="17.315cm" svg:y="1.67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6T12:53:01.429000000</meta:creation-date>
    <meta:generator>LibreOffice/24.8.3.2$Windows_X86_64 LibreOffice_project/48a6bac9e7e268aeb4c3483fcf825c94556d9f92</meta:generator>
    <dc:date>2025-01-06T14:40:59.131000000</dc:date>
    <meta:editing-duration>PT14M44S</meta:editing-duration>
    <meta:editing-cycles>3</meta:editing-cycles>
    <meta:document-statistic meta:object-count="38"/>
  </office:meta>
</office:document-meta>
</file>